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8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1c3678" style:text-line-through-style="none" style:text-line-through-type="none" style:text-position="0% 100%" style:font-name="Lato1" fo:font-size="16pt" fo:letter-spacing="normal" fo:font-style="normal" style:text-underline-style="solid" style:text-underline-width="auto" style:text-underline-color="font-color" fo:font-weight="normal" style:font-name-asian="Lato1" style:font-size-asian="16pt" style:font-style-asian="normal" style:font-weight-asian="normal" style:font-name-complex="Lato1" style:font-size-complex="16pt" style:font-style-complex="normal" style:font-weight-complex="normal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Lato1" fo:font-size="13pt" fo:letter-spacing="normal" fo:font-style="normal" style:text-underline-style="none" fo:font-weight="bold" style:font-name-asian="Lato1" style:font-size-asian="13pt" style:font-style-asian="normal" style:font-weight-asian="bold" style:font-name-complex="Lato1" style:font-size-complex="13pt" style:font-style-complex="normal" style:font-weight-complex="bold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6" style:family="text">
      <style:text-properties fo:font-variant="normal" fo:text-transform="none" fo:color="#1c3678" style:text-line-through-style="none" style:text-line-through-type="none" style:text-position="0% 100%" style:font-name="Lato1" fo:font-size="13pt" fo:letter-spacing="normal" fo:font-style="normal" style:text-underline-style="solid" style:text-underline-width="auto" style:text-underline-color="font-color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86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Modélisation de données</text:span></text:p>
          </draw:text-box>
        </draw:frame>
        <draw:frame draw:name="Shape 87" presentation:style-name="pr2" draw:text-style-name="P4" draw:layer="layout" svg:width="21.355cm" svg:height="1.502cm" svg:x="2.027cm" svg:y="8.814cm" presentation:class="subtitle" presentation:user-transformed="true">
          <draw:text-box>
            <text:p text:style-name="P3"><text:span text:style-name="T2"><text:a xlink:href="mailto:saidomarali@gmail.com" xlink:type="simple">saidomarali@gmail.com</text:a></text:span></text:p>
          </draw:text-box>
        </draw:frame>
        <presentation:notes draw:style-name="dp2">
          <draw:page-thumbnail draw:name="Shape 83" draw:style-name="gr1" draw:layer="layout" svg:width="16.933cm" svg:height="9.524cm" svg:x="1.059cm" svg:y="1.905cm" draw:page-number="1" presentation:class="page"/>
          <draw:frame draw:name="Shape 84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ppel commandes de base" draw:style-name="dp1" draw:master-page-name="Title_20_and_20_body" presentation:presentation-page-layout-name="AL2T1">
        <draw:frame draw:name="Shape 92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3">Rappel commandes de base</text:span></text:p>
          </draw:text-box>
        </draw:frame>
        <draw:frame draw:name="Shape 93" presentation:style-name="pr5" draw:text-style-name="P7" draw:layer="layout" svg:width="21.357cm" svg:height="6.28cm" svg:x="2.026cm" svg:y="5.775cm" presentation:class="outline" presentation:user-transformed="true">
          <draw:text-box>
            <text:p text:style-name="P1"><text:span text:style-name="T4">git init</text:span><text:span text:style-name="T5"> - initialiser un nouveau dépôt</text:span></text:p>
            <text:p text:style-name="P1"><text:span text:style-name="T4">git add</text:span><text:span text:style-name="T5"> - ajouter un nouveau fichier à l’index du projet pour qu’il soit pris en compte dans le versionning</text:span></text:p>
            <text:p text:style-name="P1"><text:span text:style-name="T4">git commit</text:span><text:span text:style-name="T5"> - valider les modifications</text:span></text:p>
            <text:p text:style-name="P1"><text:span text:style-name="T4">git pull</text:span><text:span text:style-name="T5"> - pour télécharger les nouveautés depuis le serveur</text:span></text:p>
            <text:p text:style-name="P1"><text:span text:style-name="T4">git push </text:span><text:span text:style-name="T5">- pour envoyer vos modifications sur le serveur</text:span></text:p>
            <text:p text:style-name="P1"><text:span text:style-name="T4">git status</text:span><text:span text:style-name="T5"> - pour connaître toutes les modifications qui n’ont pas encore été validées</text:span></text:p>
            <text:p text:style-name="P1"><text:span text:style-name="T4">git branch </text:span><text:span text:style-name="T5">- crée une nouvelle branche de développement</text:span></text:p>
            <text:p text:style-name="P1"><text:span text:style-name="T4">git merge </text:span><text:span text:style-name="T5">- fusionne plusieurs branches de développement</text:span></text:p>
            <text:p text:style-name="P1"><text:span text:style-name="T4">git revert</text:span><text:span text:style-name="T5"> - pour annuler des modifications et revenir à une certaine version</text:span></text:p>
            <text:p text:style-name="P1"><text:span text:style-name="T5">git diff - voir ce qui a changé sur un fichier depuis une certaine version</text:span></text:p>
            <text:p text:style-name="P1"><text:span text:style-name="T5"/></text:p>
            <text:p text:style-name="P1"><text:span text:style-name="T5"/></text:p>
            <text:p text:style-name="P1"><text:span text:style-name="T5"/></text:p>
          </draw:text-box>
        </draw:frame>
        <presentation:notes draw:style-name="dp2">
          <draw:page-thumbnail draw:name="Shape 89" draw:style-name="gr1" draw:layer="layout" svg:width="16.932cm" svg:height="9.524cm" svg:x="1.059cm" svg:y="1.905cm" draw:page-number="2" presentation:class="page"/>
          <draw:frame draw:name="Shape 90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appel commandes de base" draw:style-name="dp1" draw:master-page-name="Title_20_and_20_body" presentation:presentation-page-layout-name="AL2T1">
        <draw:frame draw:name="Shape 98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3">Rappel commandes de base</text:span></text:p>
          </draw:text-box>
        </draw:frame>
        <draw:frame draw:name="Shape 99" presentation:style-name="pr5" draw:text-style-name="P7" draw:layer="layout" svg:width="21.357cm" svg:height="6.28cm" svg:x="2.026cm" svg:y="5.775cm" presentation:class="outline" presentation:user-transformed="true">
          <draw:text-box>
            <text:p text:style-name="P1"><text:span text:style-name="T4">git clone</text:span><text:span text:style-name="T5"> - copier un dépôt git localement</text:span></text:p>
            <text:p text:style-name="P1"><text:span text:style-name="T4">mysql -u root -p”pass” [db]</text:span><text:span text:style-name="T5"> - connectionà la BDD ([db] nom de la BDD)</text:span></text:p>
            <text:p text:style-name="P1"><text:span text:style-name="T4">mysql -u root -p”pass” [db] &lt; script.sql</text:span><text:span text:style-name="T5"> - exécuter un script sql sur la base [db]</text:span></text:p>
            <text:p text:style-name="P1"><text:span text:style-name="T4">mysql -u root -p”pass” [db] &lt; script.sql</text:span><text:span text:style-name="T5"> &gt; result.txt <text:s/>- exécuter un script sur la base [db] et mettre le résultat dans le fichier result.txt</text:span></text:p>
            <text:p text:style-name="P1"><text:span text:style-name="T4">select * from TES</text:span><text:span text:style-name="T5">T - afficher toutes les colonnes de TEST </text:span></text:p>
            <text:p text:style-name="P1"><text:span text:style-name="T4">select [colonnes,...] from test WHERE [COND] </text:span><text:span text:style-name="T5">- afficher les colonnes de test où la condition COND est respectée</text:span></text:p>
            <text:p text:style-name="P1"><text:span text:style-name="T4"><text:s/></text:span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</draw:text-box>
        </draw:frame>
        <presentation:notes draw:style-name="dp2">
          <draw:page-thumbnail draw:name="Shape 95" draw:style-name="gr1" draw:layer="layout" svg:width="16.932cm" svg:height="9.524cm" svg:x="1.059cm" svg:y="1.905cm" draw:page-number="3" presentation:class="page"/>
          <draw:frame draw:name="Shape 96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source " draw:style-name="dp1" draw:master-page-name="Title_20_and_20_body" presentation:presentation-page-layout-name="AL2T1">
        <draw:frame draw:name="Shape 104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3">Ressource </text:span></text:p>
          </draw:text-box>
        </draw:frame>
        <draw:frame draw:name="Shape 105" presentation:style-name="pr5" draw:text-style-name="P7" draw:layer="layout" svg:width="21.357cm" svg:height="6.28cm" svg:x="2.026cm" svg:y="5.775cm" presentation:class="outline" presentation:user-transformed="true">
          <draw:text-box>
            <text:p text:style-name="P8"><text:span text:style-name="T6"><text:a xlink:href="https://drive.google.com/file/d/1-FXnxEMSt-XktKxawS9i4jwtK0ucEVYR/view?usp=sharing" xlink:type="simple">https://drive.google.com/file/d/1-FXnxEMSt-XktKxawS9i4jwtK0ucEVYR/view?usp=sharing</text:a></text:span><text:span text:style-name="T5"> (GIT)</text:span></text:p>
            <text:p text:style-name="P8"><text:span text:style-name="T6"><text:a xlink:href="http://sql.sh/ressources/cours-sql-sh-.pdf" xlink:type="simple">http://sql.sh/ressources/cours-sql-sh-.pdf</text:a></text:span><text:span text:style-name="T5"> (SQL)</text:span></text:p>
            <text:p text:style-name="P8"><text:span text:style-name="T6"><text:a xlink:href="https://gist.github.com/hofmannsven/9164408" xlink:type="simple">https://gist.github.com/hofmannsven/9164408</text:a></text:span><text:span text:style-name="T5"> (SQL)</text:span></text:p>
            <text:p text:style-name="P8"><text:span text:style-name="T6"><text:a xlink:href="https://openclassrooms.com/courses/administrez-vos-bases-de-donnees-avec-mysql?status=published" xlink:type="simple">https://openclassrooms.com/courses/administrez-vos-bases-de-donnees-avec-mysql?status=published</text:a></text:span><text:span text:style-name="T5"> (SQL)</text:span></text:p>
            <text:p text:style-name="P8"><text:span text:style-name="T6"><text:a xlink:href="https://fr.wikibooks.org/wiki/MySQL/Types_de_donn%C3%A9es" xlink:type="simple">https://fr.wikibooks.org/wiki/MySQL/Types_de_donn%C3%A9es</text:a></text:span><text:span text:style-name="T5"> (Type de données)</text:span></text:p>
            <text:p text:style-name="P8"><text:span text:style-name="T5"/></text:p>
          </draw:text-box>
        </draw:frame>
        <presentation:notes draw:style-name="dp2">
          <draw:page-thumbnail draw:name="Shape 101" draw:style-name="gr1" draw:layer="layout" svg:width="16.932cm" svg:height="9.524cm" svg:x="1.059cm" svg:y="1.905cm" draw:page-number="4" presentation:class="page"/>
          <draw:frame draw:name="Shape 102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s pratique" draw:style-name="dp1" draw:master-page-name="Title_20_and_20_body" presentation:presentation-page-layout-name="AL2T1">
        <draw:frame draw:name="Shape 110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3">Cas pratique</text:span></text:p>
          </draw:text-box>
        </draw:frame>
        <draw:frame draw:name="Shape 111" presentation:style-name="pr5" draw:text-style-name="P7" draw:layer="layout" svg:width="21.357cm" svg:height="6.28cm" svg:x="2.026cm" svg:y="5.775cm" presentation:class="outline" presentation:user-transformed="true">
          <draw:text-box>
            <text:p text:style-name="P8"><text:span text:style-name="T5">Vous en charge de la conception de l’annuaire de l'école, dont voici les différentes entités </text:span></text:p>
            <text:p text:style-name="P8"><text:span text:style-name="T6"><text:a xlink:href="https://docs.google.com/spreadsheets/d/1IMrNghI3gm9z_EMjfG-38m4rE6JPGNh7iLXVlR9NWiI/edit?usp=sharing" xlink:type="simple">https://docs.google.com/spreadsheets/d/1IMrNghI3gm9z_EMjfG-38m4rE6JPGNh7iLXVlR9NWiI/edit?usp=sharing</text:a></text:span></text:p>
            <text:p text:style-name="P8"><text:span text:style-name="T5"/></text:p>
            <text:p text:style-name="P8"><text:span text:style-name="T5"/></text:p>
          </draw:text-box>
        </draw:frame>
        <presentation:notes draw:style-name="dp2">
          <draw:page-thumbnail draw:name="Shape 107" draw:style-name="gr1" draw:layer="layout" svg:width="16.932cm" svg:height="9.524cm" svg:x="1.059cm" svg:y="1.905cm" draw:page-number="5" presentation:class="page"/>
          <draw:frame draw:name="Shape 108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e9ede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25.399cm" svg:height="1.354cm" svg:x="0cm" svg:y="0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11">
        <draw:custom-shape draw:name="Shape 12" draw:style-name="Mgr4" draw:text-style-name="MP6" draw:layer="layout" svg:width="0.126cm" svg:height="1.035cm" draw:transform="rotate (1.5707963267949) translate (3.342cm 3.436cm)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Mgr5" draw:text-style-name="MP7" draw:layer="layout" svg:width="0.126cm" svg:height="1.043cm" draw:transform="rotate (1.5707963267949) translate (2.307cm 3.436cm)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14" presentation:style-name="Mpr1" draw:text-style-name="MP8" draw:layer="backgroundobjects" svg:width="21.355cm" svg:height="4.623cm" svg:x="2.026cm" svg:y="3.673cm" presentation:class="title" presentation:user-transformed="true">
        <draw:text-box>
          <text:p/>
        </draw:text-box>
      </draw:frame>
      <draw:frame draw:name="Shape 16" presentation:style-name="Mpr2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custom-shape draw:name="Shape 24" draw:style-name="Mgr6" draw:text-style-name="MP11" draw:layer="backgroundobjects" svg:width="25.399cm" svg:height="1.354cm" svg:x="0cm" svg:y="0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25">
        <draw:custom-shape draw:name="Shape 26" draw:style-name="Mgr4" draw:text-style-name="MP6" draw:layer="layout" svg:width="0.126cm" svg:height="1.035cm" draw:transform="rotate (1.5707963267949) translate (3.342cm 3.436cm)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Mgr5" draw:text-style-name="MP7" draw:layer="layout" svg:width="0.126cm" svg:height="1.043cm" draw:transform="rotate (1.5707963267949) translate (2.307cm 3.436cm)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28" presentation:style-name="Mpr5" draw:text-style-name="MP12" draw:layer="backgroundobjects" svg:width="21.357cm" svg:height="1.486cm" svg:x="2.026cm" svg:y="3.663cm" presentation:class="title" presentation:user-transformed="true">
        <draw:text-box>
          <text:p/>
        </draw:text-box>
      </draw:frame>
      <draw:frame draw:name="Shape 29" presentation:style-name="Title_20_and_20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Shape 30" presentation:style-name="Mpr6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6"/>
    <meta:generator>LibreOfficeDev/5.1.0.3$Linux_X86_64 LibreOffice_project/</meta:generator>
  </office:meta>
</office:document-meta>
</file>